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82989" calcext:value-type="float">
            <text:p>1.83E-05</text:p>
          </table:table-cell>
          <table:table-cell table:formula="of:=IF([.B2]=0;0;IF([.B2]=1;1;LN([.B2]/(1-[.B2]))+0.5))" office:value-type="float" office:value="-10.4086513101457" calcext:value-type="float">
            <text:p>-10.4086513101457</text:p>
          </table:table-cell>
          <table:table-cell table:formula="of:=IF([.B2]=0;0;IF([.B2]=1;1;[.C2]+VLOOKUP([.$A2]; [.$G$2:.$H$42]; 2)))" office:value-type="float" office:value="-10.4036963429739" calcext:value-type="float">
            <text:p>-10.4036963429739</text:p>
          </table:table-cell>
          <table:table-cell table:formula="of:=IF([.B2]=0;0;IF([.B2]=1;1;1/(1+EXP(-[.D2]+0.5))))" office:value-type="float" office:value="0.0000183897937832595" calcext:value-type="float">
            <text:p>1.83897937832595E-0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8343749997561" calcext:value-type="float">
            <text:p>-1.98343749997561E-0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]=0;0;IF([.B3]=1;1;LN([.B3]/(1-[.B3]))+0.5))" office:value-type="float" office:value="0" calcext:value-type="float">
            <text:p>0</text:p>
          </table:table-cell>
          <table:table-cell table:formula="of:=IF([.B3]=0;0;IF([.B3]=1;1;[.C3]+VLOOKUP([.$A3]; [.$G$2:.$H$42]; 2)))" office:value-type="float" office:value="0" calcext:value-type="float">
            <text:p>0</text:p>
          </table:table-cell>
          <table:table-cell table:formula="of:=IF([.B3]=0;0;IF([.B3]=1;1;1/(1+EXP(-[.D3]+0.5))))" office:value-type="float" office:value="0" calcext:value-type="float">
            <text:p>0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00132296498948" calcext:value-type="float">
            <text:p>0.0000132296498948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51752" calcext:value-type="float">
            <text:p>1.52E-07</text:p>
          </table:table-cell>
          <table:table-cell table:formula="of:=IF([.B4]=0;0;IF([.B4]=1;1;LN([.B4]/(1-[.B4]))+0.5))" office:value-type="float" office:value="-15.20101807577" calcext:value-type="float">
            <text:p>-15.20101807577</text:p>
          </table:table-cell>
          <table:table-cell table:formula="of:=IF([.B4]=0;0;IF([.B4]=1;1;[.C4]+VLOOKUP([.$A4]; [.$G$2:.$H$42]; 2)))" office:value-type="float" office:value="-15.1956514537222" calcext:value-type="float">
            <text:p>-15.1956514537222</text:p>
          </table:table-cell>
          <table:table-cell table:formula="of:=IF([.B4]=0;0;IF([.B4]=1;1;1/(1+EXP(-[.D4]+0.5))))" office:value-type="float" office:value="0.00000015256858469562" calcext:value-type="float">
            <text:p>1.52568584695616E-07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000921653578598319" calcext:value-type="float">
            <text:p>9.21653578598319E-05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284391" calcext:value-type="float">
            <text:p>2.84E-07</text:p>
          </table:table-cell>
          <table:table-cell table:formula="of:=IF([.B5]=0;0;IF([.B5]=1;1;LN([.B5]/(1-[.B5]))+0.5))" office:value-type="float" office:value="-14.5729155006966" calcext:value-type="float">
            <text:p>-14.5729155006966</text:p>
          </table:table-cell>
          <table:table-cell table:formula="of:=IF([.B5]=0;0;IF([.B5]=1;1;[.C5]+VLOOKUP([.$A5]; [.$G$2:.$H$42]; 2)))" office:value-type="float" office:value="-14.5675488786488" calcext:value-type="float">
            <text:p>-14.5675488786488</text:p>
          </table:table-cell>
          <table:table-cell table:formula="of:=IF([.B5]=0;0;IF([.B5]=1;1;1/(1+EXP(-[.D5]+0.5))))" office:value-type="float" office:value="0.00000028592132122939" calcext:value-type="float">
            <text:p>2.85921321229392E-07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163531524888468" calcext:value-type="float">
            <text:p>0.00016353152488846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]=0;0;IF([.B6]=1;1;LN([.B6]/(1-[.B6]))+0.5))" office:value-type="float" office:value="0" calcext:value-type="float">
            <text:p>0</text:p>
          </table:table-cell>
          <table:table-cell table:formula="of:=IF([.B6]=0;0;IF([.B6]=1;1;[.C6]+VLOOKUP([.$A6]; [.$G$2:.$H$42]; 2)))" office:value-type="float" office:value="0" calcext:value-type="float">
            <text:p>0</text:p>
          </table:table-cell>
          <table:table-cell table:formula="of:=IF([.B6]=0;0;IF([.B6]=1;1;1/(1+EXP(-[.D6]+0.5))))" office:value-type="float" office:value="0" calcext:value-type="float">
            <text:p>0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367223240267613" calcext:value-type="float">
            <text:p>0.00036722324026761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]=0;0;IF([.B7]=1;1;LN([.B7]/(1-[.B7]))+0.5))" office:value-type="float" office:value="0" calcext:value-type="float">
            <text:p>0</text:p>
          </table:table-cell>
          <table:table-cell table:formula="of:=IF([.B7]=0;0;IF([.B7]=1;1;[.C7]+VLOOKUP([.$A7]; [.$G$2:.$H$42]; 2)))" office:value-type="float" office:value="0" calcext:value-type="float">
            <text:p>0</text:p>
          </table:table-cell>
          <table:table-cell table:formula="of:=IF([.B7]=0;0;IF([.B7]=1;1;1/(1+EXP(-[.D7]+0.5))))" office:value-type="float" office:value="0" calcext:value-type="float">
            <text:p>0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683126134823246" calcext:value-type="float">
            <text:p>0.000683126134823246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131958" calcext:value-type="float">
            <text:p>1.32E-06</text:p>
          </table:table-cell>
          <table:table-cell table:formula="of:=IF([.B8]=0;0;IF([.B8]=1;1;LN([.B8]/(1-[.B8]))+0.5))" office:value-type="float" office:value="-13.0381957342339" calcext:value-type="float">
            <text:p>-13.0381957342339</text:p>
          </table:table-cell>
          <table:table-cell table:formula="of:=IF([.B8]=0;0;IF([.B8]=1;1;[.C8]+VLOOKUP([.$A8]; [.$G$2:.$H$42]; 2)))" office:value-type="float" office:value="-13.0332407670621" calcext:value-type="float">
            <text:p>-13.0332407670621</text:p>
          </table:table-cell>
          <table:table-cell table:formula="of:=IF([.B8]=0;0;IF([.B8]=1;1;1/(1+EXP(-[.D8]+0.5))))" office:value-type="float" office:value="0.0000013261346926424" calcext:value-type="float">
            <text:p>1.3261346926424E-06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953848856090264" calcext:value-type="float">
            <text:p>0.000953848856090264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565933" calcext:value-type="float">
            <text:p>5.66E-07</text:p>
          </table:table-cell>
          <table:table-cell table:formula="of:=IF([.B9]=0;0;IF([.B9]=1;1;LN([.B9]/(1-[.B9]))+0.5))" office:value-type="float" office:value="-13.8847895743752" calcext:value-type="float">
            <text:p>-13.8847895743752</text:p>
          </table:table-cell>
          <table:table-cell table:formula="of:=IF([.B9]=0;0;IF([.B9]=1;1;[.C9]+VLOOKUP([.$A9]; [.$G$2:.$H$42]; 2)))" office:value-type="float" office:value="-13.8796034427718" calcext:value-type="float">
            <text:p>-13.8796034427718</text:p>
          </table:table-cell>
          <table:table-cell table:formula="of:=IF([.B9]=0;0;IF([.B9]=1;1;1/(1+EXP(-[.D9]+0.5))))" office:value-type="float" office:value="0.00000056887562517239" calcext:value-type="float">
            <text:p>5.68875625172387E-07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148478520805635" calcext:value-type="float">
            <text:p>0.00148478520805635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0373611" calcext:value-type="float">
            <text:p>3.74E-07</text:p>
          </table:table-cell>
          <table:table-cell table:formula="of:=IF([.B10]=0;0;IF([.B10]=1;1;LN([.B10]/(1-[.B10]))+0.5))" office:value-type="float" office:value="-14.3000503141593" calcext:value-type="float">
            <text:p>-14.3000503141593</text:p>
          </table:table-cell>
          <table:table-cell table:formula="of:=IF([.B10]=0;0;IF([.B10]=1;1;[.C10]+VLOOKUP([.$A10]; [.$G$2:.$H$42]; 2)))" office:value-type="float" office:value="-14.2947794793421" calcext:value-type="float">
            <text:p>-14.2947794793421</text:p>
          </table:table-cell>
          <table:table-cell table:formula="of:=IF([.B10]=0;0;IF([.B10]=1;1;1/(1+EXP(-[.D10]+0.5))))" office:value-type="float" office:value="0.00000037558544002978" calcext:value-type="float">
            <text:p>3.75585440029782E-07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97775704948364" calcext:value-type="float">
            <text:p>0.00197775704948364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451018" calcext:value-type="float">
            <text:p>0.00451018</text:p>
          </table:table-cell>
          <table:table-cell table:formula="of:=IF([.B11]=0;0;IF([.B11]=1;1;LN([.B11]/(1-[.B11]))+0.5))" office:value-type="float" office:value="-4.89689783340853" calcext:value-type="float">
            <text:p>-4.89689783340853</text:p>
          </table:table-cell>
          <table:table-cell table:formula="of:=IF([.B11]=0;0;IF([.B11]=1;1;[.C11]+VLOOKUP([.$A11]; [.$G$2:.$H$42]; 2)))" office:value-type="float" office:value="-4.89116321768563" calcext:value-type="float">
            <text:p>-4.89116321768563</text:p>
          </table:table-cell>
          <table:table-cell table:formula="of:=IF([.B11]=0;0;IF([.B11]=1;1;1/(1+EXP(-[.D11]+0.5))))" office:value-type="float" office:value="0.00453600079474638" calcext:value-type="float">
            <text:p>0.00453600079474638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230270507724729" calcext:value-type="float">
            <text:p>0.00230270507724729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78732" calcext:value-type="float">
            <text:p>7.87E-05</text:p>
          </table:table-cell>
          <table:table-cell table:formula="of:=IF([.B12]=0;0;IF([.B12]=1;1;LN([.B12]/(1-[.B12]))+0.5))" office:value-type="float" office:value="-8.94938214271401" calcext:value-type="float">
            <text:p>-8.94938214271401</text:p>
          </table:table-cell>
          <table:table-cell table:formula="of:=IF([.B12]=0;0;IF([.B12]=1;1;[.C12]+VLOOKUP([.$A12]; [.$G$2:.$H$42]; 2)))" office:value-type="float" office:value="-8.94393769875311" calcext:value-type="float">
            <text:p>-8.94393769875311</text:p>
          </table:table-cell>
          <table:table-cell table:formula="of:=IF([.B12]=0;0;IF([.B12]=1;1;1/(1+EXP(-[.D12]+0.5))))" office:value-type="float" office:value="0.0000791617869428932" calcext:value-type="float">
            <text:p>7.91617869428932E-05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314815250932264" calcext:value-type="float">
            <text:p>0.0031481525093226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9604" calcext:value-type="float">
            <text:p>0.000109604</text:p>
          </table:table-cell>
          <table:table-cell table:formula="of:=IF([.B13]=0;0;IF([.B13]=1;1;LN([.B13]/(1-[.B13]))+0.5))" office:value-type="float" office:value="-8.61852707775901" calcext:value-type="float">
            <text:p>-8.61852707775901</text:p>
          </table:table-cell>
          <table:table-cell table:formula="of:=IF([.B13]=0;0;IF([.B13]=1;1;[.C13]+VLOOKUP([.$A13]; [.$G$2:.$H$42]; 2)))" office:value-type="float" office:value="-8.61272611677586" calcext:value-type="float">
            <text:p>-8.61272611677586</text:p>
          </table:table-cell>
          <table:table-cell table:formula="of:=IF([.B13]=0;0;IF([.B13]=1;1;1/(1+EXP(-[.D13]+0.5))))" office:value-type="float" office:value="0.000110241585952717" calcext:value-type="float">
            <text:p>0.000110241585952717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364156993190488" calcext:value-type="float">
            <text:p>0.0036415699319048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4]=0;0;IF([.B14]=1;1;LN([.B14]/(1-[.B14]))+0.5))" office:value-type="float" office:value="0" calcext:value-type="float">
            <text:p>0</text:p>
          </table:table-cell>
          <table:table-cell table:formula="of:=IF([.B14]=0;0;IF([.B14]=1;1;[.C14]+VLOOKUP([.$A14]; [.$G$2:.$H$42]; 2)))" office:value-type="float" office:value="0" calcext:value-type="float">
            <text:p>0</text:p>
          </table:table-cell>
          <table:table-cell table:formula="of:=IF([.B14]=0;0;IF([.B14]=1;1;1/(1+EXP(-[.D14]+0.5))))" office:value-type="float" office:value="0" calcext:value-type="float">
            <text:p>0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41302230847768" calcext:value-type="float">
            <text:p>0.0041302230847768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246686" calcext:value-type="float">
            <text:p>2.47E-09</text:p>
          </table:table-cell>
          <table:table-cell table:formula="of:=IF([.B15]=0;0;IF([.B15]=1;1;LN([.B15]/(1-[.B15]))+0.5))" office:value-type="float" office:value="-19.3203197476306" calcext:value-type="float">
            <text:p>-19.3203197476306</text:p>
          </table:table-cell>
          <table:table-cell table:formula="of:=IF([.B15]=0;0;IF([.B15]=1;1;[.C15]+VLOOKUP([.$A15]; [.$G$2:.$H$42]; 2)))" office:value-type="float" office:value="-19.3147877272426" calcext:value-type="float">
            <text:p>-19.3147877272426</text:p>
          </table:table-cell>
          <table:table-cell table:formula="of:=IF([.B15]=0;0;IF([.B15]=1;1;1/(1+EXP(-[.D15]+0.5))))" office:value-type="float" office:value="0.00000000248054453645" calcext:value-type="float">
            <text:p>2.48054453644849E-09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471531819490087" calcext:value-type="float">
            <text:p>0.00471531819490087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203752" calcext:value-type="float">
            <text:p>2.04E-07</text:p>
          </table:table-cell>
          <table:table-cell table:formula="of:=IF([.B16]=0;0;IF([.B16]=1;1;LN([.B16]/(1-[.B16]))+0.5))" office:value-type="float" office:value="-14.9063620651707" calcext:value-type="float">
            <text:p>-14.9063620651707</text:p>
          </table:table-cell>
          <table:table-cell table:formula="of:=IF([.B16]=0;0;IF([.B16]=1;1;[.C16]+VLOOKUP([.$A16]; [.$G$2:.$H$42]; 2)))" office:value-type="float" office:value="-14.9013240604323" calcext:value-type="float">
            <text:p>-14.9013240604323</text:p>
          </table:table-cell>
          <table:table-cell table:formula="of:=IF([.B16]=0;0;IF([.B16]=1;1;1/(1+EXP(-[.D16]+0.5))))" office:value-type="float" office:value="0.00000020478109344341" calcext:value-type="float">
            <text:p>2.04781093443406E-07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50229655810414" calcext:value-type="float">
            <text:p>0.0050229655810414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222399" calcext:value-type="float">
            <text:p>0.000222399</text:p>
          </table:table-cell>
          <table:table-cell table:formula="of:=IF([.B17]=0;0;IF([.B17]=1;1;LN([.B17]/(1-[.B17]))+0.5))" office:value-type="float" office:value="-7.91081506826651" calcext:value-type="float">
            <text:p>-7.91081506826651</text:p>
          </table:table-cell>
          <table:table-cell table:formula="of:=IF([.B17]=0;0;IF([.B17]=1;1;[.C17]+VLOOKUP([.$A17]; [.$G$2:.$H$42]; 2)))" office:value-type="float" office:value="-7.9050804525436" calcext:value-type="float">
            <text:p>-7.9050804525436</text:p>
          </table:table-cell>
          <table:table-cell table:formula="of:=IF([.B17]=0;0;IF([.B17]=1;1;1/(1+EXP(-[.D17]+0.5))))" office:value-type="float" office:value="0.000223677750596883" calcext:value-type="float">
            <text:p>0.000223677750596883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38202988521563" calcext:value-type="float">
            <text:p>0.00538202988521563</text:p>
          </table:table-cell>
          <table:table-cell/>
          <table:table-cell table:style-name="ce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51986" calcext:value-type="float">
            <text:p>0.751986</text:p>
          </table:table-cell>
          <table:table-cell table:formula="of:=IF([.B18]=0;0;IF([.B18]=1;1;LN([.B18]/(1-[.B18]))+0.5))" office:value-type="float" office:value="1.60923251057071" calcext:value-type="float">
            <text:p>1.60923251057071</text:p>
          </table:table-cell>
          <table:table-cell table:formula="of:=IF([.B18]=0;0;IF([.B18]=1;1;[.C18]+VLOOKUP([.$A18]; [.$G$2:.$H$42]; 2)))" office:value-type="float" office:value="1.6101863594268" calcext:value-type="float">
            <text:p>1.6101863594268</text:p>
          </table:table-cell>
          <table:table-cell table:formula="of:=IF([.B18]=0;0;IF([.B18]=1;1;1/(1+EXP(-[.D18]+0.5))))" office:value-type="float" office:value="0.752163852964825" calcext:value-type="float">
            <text:p>0.752163852964825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73105111493594" calcext:value-type="float">
            <text:p>0.00573105111493594</text:p>
          </table:table-cell>
          <table:table-cell/>
          <table:table-cell table:style-name="ce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08574" calcext:value-type="float">
            <text:p>0.208574</text:p>
          </table:table-cell>
          <table:table-cell table:formula="of:=IF([.B19]=0;0;IF([.B19]=1;1;LN([.B19]/(1-[.B19]))+0.5))" office:value-type="float" office:value="-0.833542487245071" calcext:value-type="float">
            <text:p>-0.833542487245071</text:p>
          </table:table-cell>
          <table:table-cell table:formula="of:=IF([.B19]=0;0;IF([.B19]=1;1;[.C19]+VLOOKUP([.$A19]; [.$G$2:.$H$42]; 2)))" office:value-type="float" office:value="-0.831564730195588" calcext:value-type="float">
            <text:p>-0.831564730195588</text:p>
          </table:table-cell>
          <table:table-cell table:formula="of:=IF([.B19]=0;0;IF([.B19]=1;1;1/(1+EXP(-[.D19]+0.5))))" office:value-type="float" office:value="0.208900658278985" calcext:value-type="float">
            <text:p>0.208900658278985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64607912429744" calcext:value-type="float">
            <text:p>0.0056460791242974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224775" calcext:value-type="float">
            <text:p>0.000224775</text:p>
          </table:table-cell>
          <table:table-cell table:formula="of:=IF([.B20]=0;0;IF([.B20]=1;1;LN([.B20]/(1-[.B20]))+0.5))" office:value-type="float" office:value="-7.90018585582775" calcext:value-type="float">
            <text:p>-7.90018585582775</text:p>
          </table:table-cell>
          <table:table-cell table:formula="of:=IF([.B20]=0;0;IF([.B20]=1;1;[.C20]+VLOOKUP([.$A20]; [.$G$2:.$H$42]; 2)))" office:value-type="float" office:value="-7.8943848948446" calcext:value-type="float">
            <text:p>-7.8943848948446</text:p>
          </table:table-cell>
          <table:table-cell table:formula="of:=IF([.B20]=0;0;IF([.B20]=1;1;1/(1+EXP(-[.D20]+0.5))))" office:value-type="float" office:value="0.000226082404649028" calcext:value-type="float">
            <text:p>0.000226082404649028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71728913420206" calcext:value-type="float">
            <text:p>0.00571728913420206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210635" calcext:value-type="float">
            <text:p>2.11E-06</text:p>
          </table:table-cell>
          <table:table-cell table:formula="of:=IF([.B21]=0;0;IF([.B21]=1;1;LN([.B21]/(1-[.B21]))+0.5))" office:value-type="float" office:value="-12.5705518598757" calcext:value-type="float">
            <text:p>-12.5705518598757</text:p>
          </table:table-cell>
          <table:table-cell table:formula="of:=IF([.B21]=0;0;IF([.B21]=1;1;[.C21]+VLOOKUP([.$A21]; [.$G$2:.$H$42]; 2)))" office:value-type="float" office:value="-12.5655968927039" calcext:value-type="float">
            <text:p>-12.5655968927039</text:p>
          </table:table-cell>
          <table:table-cell table:formula="of:=IF([.B21]=0;0;IF([.B21]=1;1;1/(1+EXP(-[.D21]+0.5))))" office:value-type="float" office:value="0.00000211681277295112" calcext:value-type="float">
            <text:p>2.11681277295112E-06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560843729001964" calcext:value-type="float">
            <text:p>0.00560843729001964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126704" calcext:value-type="float">
            <text:p>1.27E-05</text:p>
          </table:table-cell>
          <table:table-cell table:formula="of:=IF([.B22]=0;0;IF([.B22]=1;1;LN([.B22]/(1-[.B22]))+0.5))" office:value-type="float" office:value="-10.77622932301" calcext:value-type="float">
            <text:p>-10.77622932301</text:p>
          </table:table-cell>
          <table:table-cell table:formula="of:=IF([.B22]=0;0;IF([.B22]=1;1;[.C22]+VLOOKUP([.$A22]; [.$G$2:.$H$42]; 2)))" office:value-type="float" office:value="-10.770573999059" calcext:value-type="float">
            <text:p>-10.770573999059</text:p>
          </table:table-cell>
          <table:table-cell table:formula="of:=IF([.B22]=0;0;IF([.B22]=1;1;1/(1+EXP(-[.D22]+0.5))))" office:value-type="float" office:value="0.0000127422573001793" calcext:value-type="float">
            <text:p>1.27422573001793E-05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74973021097768" calcext:value-type="float">
            <text:p>0.00574973021097768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105954" calcext:value-type="float">
            <text:p>1.06E-07</text:p>
          </table:table-cell>
          <table:table-cell table:formula="of:=IF([.B23]=0;0;IF([.B23]=1;1;LN([.B23]/(1-[.B23]))+0.5))" office:value-type="float" office:value="-15.5602606933334" calcext:value-type="float">
            <text:p>-15.5602606933334</text:p>
          </table:table-cell>
          <table:table-cell table:formula="of:=IF([.B23]=0;0;IF([.B23]=1;1;[.C23]+VLOOKUP([.$A23]; [.$G$2:.$H$42]; 2)))" office:value-type="float" office:value="-15.555222688595" calcext:value-type="float">
            <text:p>-15.555222688595</text:p>
          </table:table-cell>
          <table:table-cell table:formula="of:=IF([.B23]=0;0;IF([.B23]=1;1;1/(1+EXP(-[.D23]+0.5))))" office:value-type="float" office:value="0.00000010648914359329" calcext:value-type="float">
            <text:p>1.0648914359329E-07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573461572290508" calcext:value-type="float">
            <text:p>0.00573461572290508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357694" calcext:value-type="float">
            <text:p>3.58E-05</text:p>
          </table:table-cell>
          <table:table-cell table:formula="of:=IF([.B24]=0;0;IF([.B24]=1;1;LN([.B24]/(1-[.B24]))+0.5))" office:value-type="float" office:value="-9.73838200862711" calcext:value-type="float">
            <text:p>-9.73838200862711</text:p>
          </table:table-cell>
          <table:table-cell table:formula="of:=IF([.B24]=0;0;IF([.B24]=1;1;[.C24]+VLOOKUP([.$A24]; [.$G$2:.$H$42]; 2)))" office:value-type="float" office:value="-9.73311117380993" calcext:value-type="float">
            <text:p>-9.73311117380993</text:p>
          </table:table-cell>
          <table:table-cell table:formula="of:=IF([.B24]=0;0;IF([.B24]=1;1;1/(1+EXP(-[.D24]+0.5))))" office:value-type="float" office:value="0.0000359584255430884" calcext:value-type="float">
            <text:p>3.59584255430884E-05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0096098315349" calcext:value-type="float">
            <text:p>0.00580096098315349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123648" calcext:value-type="float">
            <text:p>1.24E-05</text:p>
          </table:table-cell>
          <table:table-cell table:formula="of:=IF([.B25]=0;0;IF([.B25]=1;1;LN([.B25]/(1-[.B25]))+0.5))" office:value-type="float" office:value="-10.8006444669319" calcext:value-type="float">
            <text:p>-10.8006444669319</text:p>
          </table:table-cell>
          <table:table-cell table:formula="of:=IF([.B25]=0;0;IF([.B25]=1;1;[.C25]+VLOOKUP([.$A25]; [.$G$2:.$H$42]; 2)))" office:value-type="float" office:value="-10.7953736321147" calcext:value-type="float">
            <text:p>-10.7953736321147</text:p>
          </table:table-cell>
          <table:table-cell table:formula="of:=IF([.B25]=0;0;IF([.B25]=1;1;1/(1+EXP(-[.D25]+0.5))))" office:value-type="float" office:value="0.0000124301440658479" calcext:value-type="float">
            <text:p>1.24301440658479E-05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65532395100611" calcext:value-type="float">
            <text:p>0.00565532395100611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401947" calcext:value-type="float">
            <text:p>4.02E-07</text:p>
          </table:table-cell>
          <table:table-cell table:formula="of:=IF([.B26]=0;0;IF([.B26]=1;1;LN([.B26]/(1-[.B26]))+0.5))" office:value-type="float" office:value="-14.2269451958681" calcext:value-type="float">
            <text:p>-14.2269451958681</text:p>
          </table:table-cell>
          <table:table-cell table:formula="of:=IF([.B26]=0;0;IF([.B26]=1;1;[.C26]+VLOOKUP([.$A26]; [.$G$2:.$H$42]; 2)))" office:value-type="float" office:value="-14.2219902286963" calcext:value-type="float">
            <text:p>-14.2219902286963</text:p>
          </table:table-cell>
          <table:table-cell table:formula="of:=IF([.B26]=0;0;IF([.B26]=1;1;1/(1+EXP(-[.D26]+0.5))))" office:value-type="float" office:value="0.0000004039435757841" calcext:value-type="float">
            <text:p>4.03943575784098E-07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4444396089678" calcext:value-type="float">
            <text:p>0.0054444439608967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7]=0;0;IF([.B27]=1;1;LN([.B27]/(1-[.B27]))+0.5))" office:value-type="float" office:value="0" calcext:value-type="float">
            <text:p>0</text:p>
          </table:table-cell>
          <table:table-cell table:formula="of:=IF([.B27]=0;0;IF([.B27]=1;1;[.C27]+VLOOKUP([.$A27]; [.$G$2:.$H$42]; 2)))" office:value-type="float" office:value="0" calcext:value-type="float">
            <text:p>0</text:p>
          </table:table-cell>
          <table:table-cell table:formula="of:=IF([.B27]=0;0;IF([.B27]=1;1;1/(1+EXP(-[.D27]+0.5))))" office:value-type="float" office:value="0" calcext:value-type="float">
            <text:p>0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083481717579" calcext:value-type="float">
            <text:p>0.00527083481717579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183375" calcext:value-type="float">
            <text:p>1.83E-05</text:p>
          </table:table-cell>
          <table:table-cell table:formula="of:=IF([.B28]=0;0;IF([.B28]=1;1;LN([.B28]/(1-[.B28]))+0.5))" office:value-type="float" office:value="-10.406544076827" calcext:value-type="float">
            <text:p>-10.406544076827</text:p>
          </table:table-cell>
          <table:table-cell table:formula="of:=IF([.B28]=0;0;IF([.B28]=1;1;[.C28]+VLOOKUP([.$A28]; [.$G$2:.$H$42]; 2)))" office:value-type="float" office:value="-10.400888752876" calcext:value-type="float">
            <text:p>-10.400888752876</text:p>
          </table:table-cell>
          <table:table-cell table:formula="of:=IF([.B28]=0;0;IF([.B28]=1;1;1/(1+EXP(-[.D28]+0.5))))" office:value-type="float" office:value="0.0000184414963799209" calcext:value-type="float">
            <text:p>1.84414963799209E-05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736811658283" calcext:value-type="float">
            <text:p>0.0050736811658283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124398" calcext:value-type="float">
            <text:p>1.24E-08</text:p>
          </table:table-cell>
          <table:table-cell table:formula="of:=IF([.B29]=0;0;IF([.B29]=1;1;LN([.B29]/(1-[.B29]))+0.5))" office:value-type="float" office:value="-17.7023648144952" calcext:value-type="float">
            <text:p>-17.7023648144952</text:p>
          </table:table-cell>
          <table:table-cell table:formula="of:=IF([.B29]=0;0;IF([.B29]=1;1;[.C29]+VLOOKUP([.$A29]; [.$G$2:.$H$42]; 2)))" office:value-type="float" office:value="-17.6969981924474" calcext:value-type="float">
            <text:p>-17.6969981924474</text:p>
          </table:table-cell>
          <table:table-cell table:formula="of:=IF([.B29]=0;0;IF([.B29]=1;1;1/(1+EXP(-[.D29]+0.5))))" office:value-type="float" office:value="0.00000001250673916205" calcext:value-type="float">
            <text:p>1.25067391620493E-08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95496717182924" calcext:value-type="float">
            <text:p>0.00495496717182924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986122" calcext:value-type="float">
            <text:p>9.86E-07</text:p>
          </table:table-cell>
          <table:table-cell table:formula="of:=IF([.B30]=0;0;IF([.B30]=1;1;LN([.B30]/(1-[.B30]))+0.5))" office:value-type="float" office:value="-13.329484771624" calcext:value-type="float">
            <text:p>-13.329484771624</text:p>
          </table:table-cell>
          <table:table-cell table:formula="of:=IF([.B30]=0;0;IF([.B30]=1;1;[.C30]+VLOOKUP([.$A30]; [.$G$2:.$H$42]; 2)))" office:value-type="float" office:value="-13.3241955160231" calcext:value-type="float">
            <text:p>-13.3241955160231</text:p>
          </table:table-cell>
          <table:table-cell table:formula="of:=IF([.B30]=0;0;IF([.B30]=1;1;1/(1+EXP(-[.D30]+0.5))))" office:value-type="float" office:value="0.00000099135166446474" calcext:value-type="float">
            <text:p>9.91351664464743E-07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503800473836719" calcext:value-type="float">
            <text:p>0.00503800473836719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642336" calcext:value-type="float">
            <text:p>6.42E-06</text:p>
          </table:table-cell>
          <table:table-cell table:formula="of:=IF([.B31]=0;0;IF([.B31]=1;1;LN([.B31]/(1-[.B31]))+0.5))" office:value-type="float" office:value="-11.4555627893032" calcext:value-type="float">
            <text:p>-11.4555627893032</text:p>
          </table:table-cell>
          <table:table-cell table:formula="of:=IF([.B31]=0;0;IF([.B31]=1;1;[.C31]+VLOOKUP([.$A31]; [.$G$2:.$H$42]; 2)))" office:value-type="float" office:value="-11.4506078221314" calcext:value-type="float">
            <text:p>-11.4506078221314</text:p>
          </table:table-cell>
          <table:table-cell table:formula="of:=IF([.B31]=0;0;IF([.B31]=1;1;1/(1+EXP(-[.D31]+0.5))))" office:value-type="float" office:value="0.00000645526631456874" calcext:value-type="float">
            <text:p>6.45526631456874E-06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518613160343708" calcext:value-type="float">
            <text:p>0.0051861316034370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2]=0;0;IF([.B32]=1;1;LN([.B32]/(1-[.B32]))+0.5))" office:value-type="float" office:value="0" calcext:value-type="float">
            <text:p>0</text:p>
          </table:table-cell>
          <table:table-cell table:formula="of:=IF([.B32]=0;0;IF([.B32]=1;1;[.C32]+VLOOKUP([.$A32]; [.$G$2:.$H$42]; 2)))" office:value-type="float" office:value="0" calcext:value-type="float">
            <text:p>0</text:p>
          </table:table-cell>
          <table:table-cell table:formula="of:=IF([.B32]=0;0;IF([.B32]=1;1;1/(1+EXP(-[.D32]+0.5))))" office:value-type="float" office:value="0" calcext:value-type="float">
            <text:p>0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521510977399353" calcext:value-type="float">
            <text:p>0.00521510977399353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324057" calcext:value-type="float">
            <text:p>3.24E-07</text:p>
          </table:table-cell>
          <table:table-cell table:formula="of:=IF([.B33]=0;0;IF([.B33]=1;1;LN([.B33]/(1-[.B33]))+0.5))" office:value-type="float" office:value="-14.4423460866443" calcext:value-type="float">
            <text:p>-14.4423460866443</text:p>
          </table:table-cell>
          <table:table-cell table:formula="of:=IF([.B33]=0;0;IF([.B33]=1;1;[.C33]+VLOOKUP([.$A33]; [.$G$2:.$H$42]; 2)))" office:value-type="float" office:value="-14.4373080819059" calcext:value-type="float">
            <text:p>-14.4373080819059</text:p>
          </table:table-cell>
          <table:table-cell table:formula="of:=IF([.B33]=0;0;IF([.B33]=1;1;1/(1+EXP(-[.D33]+0.5))))" office:value-type="float" office:value="0.00000032569371960848" calcext:value-type="float">
            <text:p>3.2569371960848E-07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520150782838413" calcext:value-type="float">
            <text:p>0.0052015078283841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4]=0;0;IF([.B34]=1;1;LN([.B34]/(1-[.B34]))+0.5))" office:value-type="float" office:value="0" calcext:value-type="float">
            <text:p>0</text:p>
          </table:table-cell>
          <table:table-cell table:formula="of:=IF([.B34]=0;0;IF([.B34]=1;1;[.C34]+VLOOKUP([.$A34]; [.$G$2:.$H$42]; 2)))" office:value-type="float" office:value="0" calcext:value-type="float">
            <text:p>0</text:p>
          </table:table-cell>
          <table:table-cell table:formula="of:=IF([.B34]=0;0;IF([.B34]=1;1;1/(1+EXP(-[.D34]+0.5))))" office:value-type="float" office:value="0" calcext:value-type="float">
            <text:p>0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528925560086866" calcext:value-type="float">
            <text:p>0.00528925560086866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659314" calcext:value-type="float">
            <text:p>6.59E-05</text:p>
          </table:table-cell>
          <table:table-cell table:formula="of:=IF([.B35]=0;0;IF([.B35]=1;1;LN([.B35]/(1-[.B35]))+0.5))" office:value-type="float" office:value="-9.12682981684814" calcext:value-type="float">
            <text:p>-9.12682981684814</text:p>
          </table:table-cell>
          <table:table-cell table:formula="of:=IF([.B35]=0;0;IF([.B35]=1;1;[.C35]+VLOOKUP([.$A35]; [.$G$2:.$H$42]; 2)))" office:value-type="float" office:value="-9.12155898203097" calcext:value-type="float">
            <text:p>-9.12155898203097</text:p>
          </table:table-cell>
          <table:table-cell table:formula="of:=IF([.B35]=0;0;IF([.B35]=1;1;1/(1+EXP(-[.D35]+0.5))))" office:value-type="float" office:value="0.0000662798078791127" calcext:value-type="float">
            <text:p>6.62798078791127E-05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543451588216564" calcext:value-type="float">
            <text:p>0.00543451588216564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380278" calcext:value-type="float">
            <text:p>3.80E-05</text:p>
          </table:table-cell>
          <table:table-cell table:formula="of:=IF([.B36]=0;0;IF([.B36]=1;1;LN([.B36]/(1-[.B36]))+0.5))" office:value-type="float" office:value="-9.67715505824088" calcext:value-type="float">
            <text:p>-9.67715505824088</text:p>
          </table:table-cell>
          <table:table-cell table:formula="of:=IF([.B36]=0;0;IF([.B36]=1;1;[.C36]+VLOOKUP([.$A36]; [.$G$2:.$H$42]; 2)))" office:value-type="float" office:value="-9.6718842234237" calcext:value-type="float">
            <text:p>-9.6718842234237</text:p>
          </table:table-cell>
          <table:table-cell table:formula="of:=IF([.B36]=0;0;IF([.B36]=1;1;1/(1+EXP(-[.D36]+0.5))))" office:value-type="float" office:value="0.0000382287597372949" calcext:value-type="float">
            <text:p>3.82287597372949E-05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536662204779681" calcext:value-type="float">
            <text:p>0.00536662204779681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809168" calcext:value-type="float">
            <text:p>8.09E-06</text:p>
          </table:table-cell>
          <table:table-cell table:formula="of:=IF([.B37]=0;0;IF([.B37]=1;1;LN([.B37]/(1-[.B37]))+0.5))" office:value-type="float" office:value="-11.2246660929578" calcext:value-type="float">
            <text:p>-11.2246660929578</text:p>
          </table:table-cell>
          <table:table-cell table:formula="of:=IF([.B37]=0;0;IF([.B37]=1;1;[.C37]+VLOOKUP([.$A37]; [.$G$2:.$H$42]; 2)))" office:value-type="float" office:value="-11.2192216489969" calcext:value-type="float">
            <text:p>-11.2192216489969</text:p>
          </table:table-cell>
          <table:table-cell table:formula="of:=IF([.B37]=0;0;IF([.B37]=1;1;1/(1+EXP(-[.D37]+0.5))))" office:value-type="float" office:value="0.00000813585448351873" calcext:value-type="float">
            <text:p>8.13585448351873E-06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532115667065492" calcext:value-type="float">
            <text:p>0.00532115667065492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26601" calcext:value-type="float">
            <text:p>2.66E-05</text:p>
          </table:table-cell>
          <table:table-cell table:formula="of:=IF([.B38]=0;0;IF([.B38]=1;1;LN([.B38]/(1-[.B38]))+0.5))" office:value-type="float" office:value="-10.0345351475445" calcext:value-type="float">
            <text:p>-10.0345351475445</text:p>
          </table:table-cell>
          <table:table-cell table:formula="of:=IF([.B38]=0;0;IF([.B38]=1;1;[.C38]+VLOOKUP([.$A38]; [.$G$2:.$H$42]; 2)))" office:value-type="float" office:value="-10.0294971428061" calcext:value-type="float">
            <text:p>-10.0294971428061</text:p>
          </table:table-cell>
          <table:table-cell table:formula="of:=IF([.B38]=0;0;IF([.B38]=1;1;1/(1+EXP(-[.D38]+0.5))))" office:value-type="float" office:value="0.0000267353505262074" calcext:value-type="float">
            <text:p>2.67353505262074E-05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542872877464048" calcext:value-type="float">
            <text:p>0.00542872877464048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412772" calcext:value-type="float">
            <text:p>4.13E-05</text:p>
          </table:table-cell>
          <table:table-cell table:formula="of:=IF([.B39]=0;0;IF([.B39]=1;1;LN([.B39]/(1-[.B39]))+0.5))" office:value-type="float" office:value="-9.59515899049693" calcext:value-type="float">
            <text:p>-9.59515899049693</text:p>
          </table:table-cell>
          <table:table-cell table:formula="of:=IF([.B39]=0;0;IF([.B39]=1;1;[.C39]+VLOOKUP([.$A39]; [.$G$2:.$H$42]; 2)))" office:value-type="float" office:value="-9.58950366654592" calcext:value-type="float">
            <text:p>-9.58950366654592</text:p>
          </table:table-cell>
          <table:table-cell table:formula="of:=IF([.B39]=0;0;IF([.B39]=1;1;1/(1+EXP(-[.D39]+0.5))))" office:value-type="float" office:value="0.0000415112875441161" calcext:value-type="float">
            <text:p>4.15112875441161E-05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553202038797939" calcext:value-type="float">
            <text:p>0.00553202038797939</text:p>
          </table:table-cell>
          <table:table-cell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7097" calcext:value-type="float">
            <text:p>0.0207097</text:p>
          </table:table-cell>
          <table:table-cell table:formula="of:=IF([.B40]=0;0;IF([.B40]=1;1;LN([.B40]/(1-[.B40]))+0.5))" office:value-type="float" office:value="-3.35622593609659" calcext:value-type="float">
            <text:p>-3.35622593609659</text:p>
          </table:table-cell>
          <table:table-cell table:formula="of:=IF([.B40]=0;0;IF([.B40]=1;1;[.C40]+VLOOKUP([.$A40]; [.$G$2:.$H$42]; 2)))" office:value-type="float" office:value="-3.35049488498165" calcext:value-type="float">
            <text:p>-3.35049488498165</text:p>
          </table:table-cell>
          <table:table-cell table:formula="of:=IF([.B40]=0;0;IF([.B40]=1;1;1/(1+EXP(-[.D40]+0.5))))" office:value-type="float" office:value="0.0208262501745171" calcext:value-type="float">
            <text:p>0.0208262501745171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55665039905822" calcext:value-type="float">
            <text:p>0.0055665039905822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169103" calcext:value-type="float">
            <text:p>1.69E-07</text:p>
          </table:table-cell>
          <table:table-cell table:formula="of:=IF([.B41]=0;0;IF([.B41]=1;1;LN([.B41]/(1-[.B41]))+0.5))" office:value-type="float" office:value="-15.0927576711146" calcext:value-type="float">
            <text:p>-15.0927576711146</text:p>
          </table:table-cell>
          <table:table-cell table:formula="of:=IF([.B41]=0;0;IF([.B41]=1;1;[.C41]+VLOOKUP([.$A41]; [.$G$2:.$H$42]; 2)))" office:value-type="float" office:value="-15.0878027039427" calcext:value-type="float">
            <text:p>-15.0878027039427</text:p>
          </table:table-cell>
          <table:table-cell table:formula="of:=IF([.B41]=0;0;IF([.B41]=1;1;1/(1+EXP(-[.D41]+0.5))))" office:value-type="float" office:value="0.00000016994297898684" calcext:value-type="float">
            <text:p>1.6994297898684E-07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573804501465853" calcext:value-type="float">
            <text:p>0.00573804501465853</text:p>
          </table:table-cell>
          <table:table-cell table:number-columns-repeated="2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30083" calcext:value-type="float">
            <text:p>1.30E-06</text:p>
          </table:table-cell>
          <table:table-cell table:formula="of:=IF([.B42]=0;0;IF([.B42]=1;1;LN([.B42]/(1-[.B42]))+0.5))" office:value-type="float" office:value="-13.0525067348573" calcext:value-type="float">
            <text:p>-13.0525067348573</text:p>
          </table:table-cell>
          <table:table-cell table:formula="of:=IF([.B42]=0;0;IF([.B42]=1;1;[.C42]+VLOOKUP([.$A42]; [.$G$2:.$H$42]; 2)))" office:value-type="float" office:value="-13.0473206032539" calcext:value-type="float">
            <text:p>-13.0473206032539</text:p>
          </table:table-cell>
          <table:table-cell table:formula="of:=IF([.B42]=0;0;IF([.B42]=1;1;1/(1+EXP(-[.D42]+0.5))))" office:value-type="float" office:value="0.00000130759379054639" calcext:value-type="float">
            <text:p>1.30759379054639E-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579593655345328" calcext:value-type="float">
            <text:p>0.00579593655345328</text:p>
          </table:table-cell>
          <table:table-cell table:number-columns-repeated="2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199282" calcext:value-type="float">
            <text:p>1.99E-08</text:p>
          </table:table-cell>
          <table:table-cell table:formula="of:=IF([.B43]=0;0;IF([.B43]=1;1;LN([.B43]/(1-[.B43]))+0.5))" office:value-type="float" office:value="-17.2311300029786" calcext:value-type="float">
            <text:p>-17.2311300029786</text:p>
          </table:table-cell>
          <table:table-cell table:formula="of:=IF([.B43]=0;0;IF([.B43]=1;1;[.C43]+VLOOKUP([.$A43]; [.$G$2:.$H$42]; 2)))" office:value-type="float" office:value="-17.2261750358068" calcext:value-type="float">
            <text:p>-17.2261750358068</text:p>
          </table:table-cell>
          <table:table-cell table:formula="of:=IF([.B43]=0;0;IF([.B43]=1;1;1/(1+EXP(-[.D43]+0.5))))" office:value-type="float" office:value="0.00000002002718861496" calcext:value-type="float">
            <text:p>2.00271886149567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4]=0;0;IF([.B44]=1;1;LN([.B44]/(1-[.B44]))+0.5))" office:value-type="float" office:value="0" calcext:value-type="float">
            <text:p>0</text:p>
          </table:table-cell>
          <table:table-cell table:formula="of:=IF([.B44]=0;0;IF([.B44]=1;1;[.C44]+VLOOKUP([.$A44]; [.$G$2:.$H$42]; 2)))" office:value-type="float" office:value="0" calcext:value-type="float">
            <text:p>0</text:p>
          </table:table-cell>
          <table:table-cell table:formula="of:=IF([.B44]=0;0;IF([.B44]=1;1;1/(1+EXP(-[.D4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264593" calcext:value-type="float">
            <text:p>2.65E-08</text:p>
          </table:table-cell>
          <table:table-cell table:formula="of:=IF([.B45]=0;0;IF([.B45]=1;1;LN([.B45]/(1-[.B45]))+0.5))" office:value-type="float" office:value="-16.9476581071767" calcext:value-type="float">
            <text:p>-16.9476581071767</text:p>
          </table:table-cell>
          <table:table-cell table:formula="of:=IF([.B45]=0;0;IF([.B45]=1;1;[.C45]+VLOOKUP([.$A45]; [.$G$2:.$H$42]; 2)))" office:value-type="float" office:value="-16.9424429974027" calcext:value-type="float">
            <text:p>-16.9424429974027</text:p>
          </table:table-cell>
          <table:table-cell table:formula="of:=IF([.B45]=0;0;IF([.B45]=1;1;1/(1+EXP(-[.D45]+0.5))))" office:value-type="float" office:value="0.00000002659764858835" calcext:value-type="float">
            <text:p>2.65976485883508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6]=0;0;IF([.B46]=1;1;LN([.B46]/(1-[.B46]))+0.5))" office:value-type="float" office:value="0" calcext:value-type="float">
            <text:p>0</text:p>
          </table:table-cell>
          <table:table-cell table:formula="of:=IF([.B46]=0;0;IF([.B46]=1;1;[.C46]+VLOOKUP([.$A46]; [.$G$2:.$H$42]; 2)))" office:value-type="float" office:value="0" calcext:value-type="float">
            <text:p>0</text:p>
          </table:table-cell>
          <table:table-cell table:formula="of:=IF([.B46]=0;0;IF([.B46]=1;1;1/(1+EXP(-[.D4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412286" calcext:value-type="float">
            <text:p>4.12E-06</text:p>
          </table:table-cell>
          <table:table-cell table:formula="of:=IF([.B47]=0;0;IF([.B47]=1;1;LN([.B47]/(1-[.B47]))+0.5))" office:value-type="float" office:value="-11.8989593378049" calcext:value-type="float">
            <text:p>-11.8989593378049</text:p>
          </table:table-cell>
          <table:table-cell table:formula="of:=IF([.B47]=0;0;IF([.B47]=1;1;[.C47]+VLOOKUP([.$A47]; [.$G$2:.$H$42]; 2)))" office:value-type="float" office:value="-11.8937442280309" calcext:value-type="float">
            <text:p>-11.8937442280309</text:p>
          </table:table-cell>
          <table:table-cell table:formula="of:=IF([.B47]=0;0;IF([.B47]=1;1;1/(1+EXP(-[.D47]+0.5))))" office:value-type="float" office:value="0.00000414441724120432" calcext:value-type="float">
            <text:p>4.14441724120432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8]=0;0;IF([.B48]=1;1;LN([.B48]/(1-[.B48]))+0.5))" office:value-type="float" office:value="0" calcext:value-type="float">
            <text:p>0</text:p>
          </table:table-cell>
          <table:table-cell table:formula="of:=IF([.B48]=0;0;IF([.B48]=1;1;[.C48]+VLOOKUP([.$A48]; [.$G$2:.$H$42]; 2)))" office:value-type="float" office:value="0" calcext:value-type="float">
            <text:p>0</text:p>
          </table:table-cell>
          <table:table-cell table:formula="of:=IF([.B48]=0;0;IF([.B48]=1;1;1/(1+EXP(-[.D4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886938" calcext:value-type="float">
            <text:p>8.87E-05</text:p>
          </table:table-cell>
          <table:table-cell table:formula="of:=IF([.B49]=0;0;IF([.B49]=1;1;LN([.B49]/(1-[.B49]))+0.5))" office:value-type="float" office:value="-8.83023187189261" calcext:value-type="float">
            <text:p>-8.83023187189261</text:p>
          </table:table-cell>
          <table:table-cell table:formula="of:=IF([.B49]=0;0;IF([.B49]=1;1;[.C49]+VLOOKUP([.$A49]; [.$G$2:.$H$42]; 2)))" office:value-type="float" office:value="-8.82457654794161" calcext:value-type="float">
            <text:p>-8.82457654794161</text:p>
          </table:table-cell>
          <table:table-cell table:formula="of:=IF([.B49]=0;0;IF([.B49]=1;1;1/(1+EXP(-[.D49]+0.5))))" office:value-type="float" office:value="0.0000891967683149014" calcext:value-type="float">
            <text:p>8.91967683149014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484515" calcext:value-type="float">
            <text:p>4.85E-07</text:p>
          </table:table-cell>
          <table:table-cell table:formula="of:=IF([.B50]=0;0;IF([.B50]=1;1;LN([.B50]/(1-[.B50]))+0.5))" office:value-type="float" office:value="-14.0401169618274" calcext:value-type="float">
            <text:p>-14.0401169618274</text:p>
          </table:table-cell>
          <table:table-cell table:formula="of:=IF([.B50]=0;0;IF([.B50]=1;1;[.C50]+VLOOKUP([.$A50]; [.$G$2:.$H$42]; 2)))" office:value-type="float" office:value="-14.0346824459452" calcext:value-type="float">
            <text:p>-14.0346824459452</text:p>
          </table:table-cell>
          <table:table-cell table:formula="of:=IF([.B50]=0;0;IF([.B50]=1;1;1/(1+EXP(-[.D50]+0.5))))" office:value-type="float" office:value="0.00000048715527097907" calcext:value-type="float">
            <text:p>4.87155270979066E-07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75334" calcext:value-type="float">
            <text:p>0.0175334</text:p>
          </table:table-cell>
          <table:table-cell table:formula="of:=IF([.B51]=0;0;IF([.B51]=1;1;LN([.B51]/(1-[.B51]))+0.5))" office:value-type="float" office:value="-3.52595871490494" calcext:value-type="float">
            <text:p>-3.52595871490494</text:p>
          </table:table-cell>
          <table:table-cell table:formula="of:=IF([.B51]=0;0;IF([.B51]=1;1;[.C51]+VLOOKUP([.$A51]; [.$G$2:.$H$42]; 2)))" office:value-type="float" office:value="-3.52031263578064" calcext:value-type="float">
            <text:p>-3.52031263578064</text:p>
          </table:table-cell>
          <table:table-cell table:formula="of:=IF([.B51]=0;0;IF([.B51]=1;1;1/(1+EXP(-[.D51]+0.5))))" office:value-type="float" office:value="0.0176309246478355" calcext:value-type="float">
            <text:p>0.01763092464783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2]=0;0;IF([.B52]=1;1;LN([.B52]/(1-[.B52]))+0.5))" office:value-type="float" office:value="0" calcext:value-type="float">
            <text:p>0</text:p>
          </table:table-cell>
          <table:table-cell table:formula="of:=IF([.B52]=0;0;IF([.B52]=1;1;[.C52]+VLOOKUP([.$A52]; [.$G$2:.$H$42]; 2)))" office:value-type="float" office:value="0" calcext:value-type="float">
            <text:p>0</text:p>
          </table:table-cell>
          <table:table-cell table:formula="of:=IF([.B52]=0;0;IF([.B52]=1;1;1/(1+EXP(-[.D5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3]=0;0;IF([.B53]=1;1;LN([.B53]/(1-[.B53]))+0.5))" office:value-type="float" office:value="0" calcext:value-type="float">
            <text:p>0</text:p>
          </table:table-cell>
          <table:table-cell table:formula="of:=IF([.B53]=0;0;IF([.B53]=1;1;[.C53]+VLOOKUP([.$A53]; [.$G$2:.$H$42]; 2)))" office:value-type="float" office:value="0" calcext:value-type="float">
            <text:p>0</text:p>
          </table:table-cell>
          <table:table-cell table:formula="of:=IF([.B53]=0;0;IF([.B53]=1;1;1/(1+EXP(-[.D5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40543" calcext:value-type="float">
            <text:p>0.00040543</text:p>
          </table:table-cell>
          <table:table-cell table:formula="of:=IF([.B54]=0;0;IF([.B54]=1;1;LN([.B54]/(1-[.B54]))+0.5))" office:value-type="float" office:value="-7.31015681348867" calcext:value-type="float">
            <text:p>-7.31015681348867</text:p>
          </table:table-cell>
          <table:table-cell table:formula="of:=IF([.B54]=0;0;IF([.B54]=1;1;[.C54]+VLOOKUP([.$A54]; [.$G$2:.$H$42]; 2)))" office:value-type="float" office:value="-7.30443952435447" calcext:value-type="float">
            <text:p>-7.30443952435447</text:p>
          </table:table-cell>
          <table:table-cell table:formula="of:=IF([.B54]=0;0;IF([.B54]=1;1;1/(1+EXP(-[.D54]+0.5))))" office:value-type="float" office:value="0.000407753651541155" calcext:value-type="float">
            <text:p>0.000407753651541155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03908" calcext:value-type="float">
            <text:p>0.00103908</text:p>
          </table:table-cell>
          <table:table-cell table:formula="of:=IF([.B55]=0;0;IF([.B55]=1;1;LN([.B55]/(1-[.B55]))+0.5))" office:value-type="float" office:value="-6.36837995249869" calcext:value-type="float">
            <text:p>-6.36837995249869</text:p>
          </table:table-cell>
          <table:table-cell table:formula="of:=IF([.B55]=0;0;IF([.B55]=1;1;[.C55]+VLOOKUP([.$A55]; [.$G$2:.$H$42]; 2)))" office:value-type="float" office:value="-6.36266266336449" calcext:value-type="float">
            <text:p>-6.36266266336449</text:p>
          </table:table-cell>
          <table:table-cell table:formula="of:=IF([.B55]=0;0;IF([.B55]=1;1;1/(1+EXP(-[.D55]+0.5))))" office:value-type="float" office:value="0.00104503150959211" calcext:value-type="float">
            <text:p>0.00104503150959211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926334" calcext:value-type="float">
            <text:p>9.26E-08</text:p>
          </table:table-cell>
          <table:table-cell table:formula="of:=IF([.B56]=0;0;IF([.B56]=1;1;LN([.B56]/(1-[.B56]))+0.5))" office:value-type="float" office:value="-15.6946159765496" calcext:value-type="float">
            <text:p>-15.6946159765496</text:p>
          </table:table-cell>
          <table:table-cell table:formula="of:=IF([.B56]=0;0;IF([.B56]=1;1;[.C56]+VLOOKUP([.$A56]; [.$G$2:.$H$42]; 2)))" office:value-type="float" office:value="-15.6891814606674" calcext:value-type="float">
            <text:p>-15.6891814606674</text:p>
          </table:table-cell>
          <table:table-cell table:formula="of:=IF([.B56]=0;0;IF([.B56]=1;1;1/(1+EXP(-[.D56]+0.5))))" office:value-type="float" office:value="0.00000009313818803356" calcext:value-type="float">
            <text:p>9.3138188033559E-08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118694" calcext:value-type="float">
            <text:p>1.19E-06</text:p>
          </table:table-cell>
          <table:table-cell table:formula="of:=IF([.B57]=0;0;IF([.B57]=1;1;LN([.B57]/(1-[.B57]))+0.5))" office:value-type="float" office:value="-13.1441308042726" calcext:value-type="float">
            <text:p>-13.1441308042726</text:p>
          </table:table-cell>
          <table:table-cell table:formula="of:=IF([.B57]=0;0;IF([.B57]=1;1;[.C57]+VLOOKUP([.$A57]; [.$G$2:.$H$42]; 2)))" office:value-type="float" office:value="-13.1391758371008" calcext:value-type="float">
            <text:p>-13.1391758371008</text:p>
          </table:table-cell>
          <table:table-cell table:formula="of:=IF([.B57]=0;0;IF([.B57]=1;1;1/(1+EXP(-[.D57]+0.5))))" office:value-type="float" office:value="0.00000119283583649498" calcext:value-type="float">
            <text:p>1.19283583649498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616338" calcext:value-type="float">
            <text:p>6.16E-07</text:p>
          </table:table-cell>
          <table:table-cell table:formula="of:=IF([.B58]=0;0;IF([.B58]=1;1;LN([.B58]/(1-[.B58]))+0.5))" office:value-type="float" office:value="-13.7994697062575" calcext:value-type="float">
            <text:p>-13.7994697062575</text:p>
          </table:table-cell>
          <table:table-cell table:formula="of:=IF([.B58]=0;0;IF([.B58]=1;1;[.C58]+VLOOKUP([.$A58]; [.$G$2:.$H$42]; 2)))" office:value-type="float" office:value="-13.7942545964835" calcext:value-type="float">
            <text:p>-13.7942545964835</text:p>
          </table:table-cell>
          <table:table-cell table:formula="of:=IF([.B58]=0;0;IF([.B58]=1;1;1/(1+EXP(-[.D58]+0.5))))" office:value-type="float" office:value="0.00000061956066430651" calcext:value-type="float">
            <text:p>6.19560664306514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9]=0;0;IF([.B59]=1;1;LN([.B59]/(1-[.B59]))+0.5))" office:value-type="float" office:value="0" calcext:value-type="float">
            <text:p>0</text:p>
          </table:table-cell>
          <table:table-cell table:formula="of:=IF([.B59]=0;0;IF([.B59]=1;1;[.C59]+VLOOKUP([.$A59]; [.$G$2:.$H$42]; 2)))" office:value-type="float" office:value="0" calcext:value-type="float">
            <text:p>0</text:p>
          </table:table-cell>
          <table:table-cell table:formula="of:=IF([.B59]=0;0;IF([.B59]=1;1;1/(1+EXP(-[.D5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883919" calcext:value-type="float">
            <text:p>8.84E-09</text:p>
          </table:table-cell>
          <table:table-cell table:formula="of:=IF([.B60]=0;0;IF([.B60]=1;1;LN([.B60]/(1-[.B60]))+0.5))" office:value-type="float" office:value="-18.0440705846151" calcext:value-type="float">
            <text:p>-18.0440705846151</text:p>
          </table:table-cell>
          <table:table-cell table:formula="of:=IF([.B60]=0;0;IF([.B60]=1;1;[.C60]+VLOOKUP([.$A60]; [.$G$2:.$H$42]; 2)))" office:value-type="float" office:value="-18.0387813290143" calcext:value-type="float">
            <text:p>-18.0387813290143</text:p>
          </table:table-cell>
          <table:table-cell table:formula="of:=IF([.B60]=0;0;IF([.B60]=1;1;1/(1+EXP(-[.D60]+0.5))))" office:value-type="float" office:value="0.00000000888606659666" calcext:value-type="float">
            <text:p>8.88606659666412E-09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35512" calcext:value-type="float">
            <text:p>3.55E-05</text:p>
          </table:table-cell>
          <table:table-cell table:formula="of:=IF([.B61]=0;0;IF([.B61]=1;1;LN([.B61]/(1-[.B61]))+0.5))" office:value-type="float" office:value="-9.74560437780198" calcext:value-type="float">
            <text:p>-9.74560437780198</text:p>
          </table:table-cell>
          <table:table-cell table:formula="of:=IF([.B61]=0;0;IF([.B61]=1;1;[.C61]+VLOOKUP([.$A61]; [.$G$2:.$H$42]; 2)))" office:value-type="float" office:value="-9.7403335429848" calcext:value-type="float">
            <text:p>-9.7403335429848</text:p>
          </table:table-cell>
          <table:table-cell table:formula="of:=IF([.B61]=0;0;IF([.B61]=1;1;1/(1+EXP(-[.D61]+0.5))))" office:value-type="float" office:value="0.0000356996653458875" calcext:value-type="float">
            <text:p>3.56996653458875E-05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493225" calcext:value-type="float">
            <text:p>4.93E-07</text:p>
          </table:table-cell>
          <table:table-cell table:formula="of:=IF([.B62]=0;0;IF([.B62]=1;1;LN([.B62]/(1-[.B62]))+0.5))" office:value-type="float" office:value="-14.0222998843403" calcext:value-type="float">
            <text:p>-14.0222998843403</text:p>
          </table:table-cell>
          <table:table-cell table:formula="of:=IF([.B62]=0;0;IF([.B62]=1;1;[.C62]+VLOOKUP([.$A62]; [.$G$2:.$H$42]; 2)))" office:value-type="float" office:value="-14.0170983765119" calcext:value-type="float">
            <text:p>-14.0170983765119</text:p>
          </table:table-cell>
          <table:table-cell table:formula="of:=IF([.B62]=0;0;IF([.B62]=1;1;1/(1+EXP(-[.D62]+0.5))))" office:value-type="float" office:value="0.00000049579719627684" calcext:value-type="float">
            <text:p>4.9579719627684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0;IF([.B63]=1;1;LN([.B63]/(1-[.B63]))+0.5))" office:value-type="float" office:value="0" calcext:value-type="float">
            <text:p>0</text:p>
          </table:table-cell>
          <table:table-cell table:formula="of:=IF([.B63]=0;0;IF([.B63]=1;1;[.C63]+VLOOKUP([.$A63]; [.$G$2:.$H$42]; 2)))" office:value-type="float" office:value="0" calcext:value-type="float">
            <text:p>0</text:p>
          </table:table-cell>
          <table:table-cell table:formula="of:=IF([.B63]=0;0;IF([.B63]=1;1;1/(1+EXP(-[.D6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224848" calcext:value-type="float">
            <text:p>2.25E-05</text:p>
          </table:table-cell>
          <table:table-cell table:formula="of:=IF([.B64]=0;0;IF([.B64]=1;1;LN([.B64]/(1-[.B64]))+0.5))" office:value-type="float" office:value="-10.2026485475471" calcext:value-type="float">
            <text:p>-10.2026485475471</text:p>
          </table:table-cell>
          <table:table-cell table:formula="of:=IF([.B64]=0;0;IF([.B64]=1;1;[.C64]+VLOOKUP([.$A64]; [.$G$2:.$H$42]; 2)))" office:value-type="float" office:value="-10.1972041035862" calcext:value-type="float">
            <text:p>-10.1972041035862</text:p>
          </table:table-cell>
          <table:table-cell table:formula="of:=IF([.B64]=0;0;IF([.B64]=1;1;1/(1+EXP(-[.D64]+0.5))))" office:value-type="float" office:value="0.0000226075483109603" calcext:value-type="float">
            <text:p>2.26075483109603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959652" calcext:value-type="float">
            <text:p>9.60E-06</text:p>
          </table:table-cell>
          <table:table-cell table:formula="of:=IF([.B65]=0;0;IF([.B65]=1;1;LN([.B65]/(1-[.B65]))+0.5))" office:value-type="float" office:value="-11.0541004286434" calcext:value-type="float">
            <text:p>-11.0541004286434</text:p>
          </table:table-cell>
          <table:table-cell table:formula="of:=IF([.B65]=0;0;IF([.B65]=1;1;[.C65]+VLOOKUP([.$A65]; [.$G$2:.$H$42]; 2)))" office:value-type="float" office:value="-11.04891429704" calcext:value-type="float">
            <text:p>-11.04891429704</text:p>
          </table:table-cell>
          <table:table-cell table:formula="of:=IF([.B65]=0;0;IF([.B65]=1;1;1/(1+EXP(-[.D65]+0.5))))" office:value-type="float" office:value="0.00000964641761151729" calcext:value-type="float">
            <text:p>9.64641761151729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199637" calcext:value-type="float">
            <text:p>2.00E-07</text:p>
          </table:table-cell>
          <table:table-cell table:formula="of:=IF([.B66]=0;0;IF([.B66]=1;1;LN([.B66]/(1-[.B66]))+0.5))" office:value-type="float" office:value="-14.9267649198696" calcext:value-type="float">
            <text:p>-14.9267649198696</text:p>
          </table:table-cell>
          <table:table-cell table:formula="of:=IF([.B66]=0;0;IF([.B66]=1;1;[.C66]+VLOOKUP([.$A66]; [.$G$2:.$H$42]; 2)))" office:value-type="float" office:value="-14.9215634120412" calcext:value-type="float">
            <text:p>-14.9215634120412</text:p>
          </table:table-cell>
          <table:table-cell table:formula="of:=IF([.B66]=0;0;IF([.B66]=1;1;1/(1+EXP(-[.D66]+0.5))))" office:value-type="float" office:value="0.00000020067811855576" calcext:value-type="float">
            <text:p>2.0067811855576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610286" calcext:value-type="float">
            <text:p>6.10E-07</text:p>
          </table:table-cell>
          <table:table-cell table:formula="of:=IF([.B67]=0;0;IF([.B67]=1;1;LN([.B67]/(1-[.B67]))+0.5))" office:value-type="float" office:value="-13.8093375269108" calcext:value-type="float">
            <text:p>-13.8093375269108</text:p>
          </table:table-cell>
          <table:table-cell table:formula="of:=IF([.B67]=0;0;IF([.B67]=1;1;[.C67]+VLOOKUP([.$A67]; [.$G$2:.$H$42]; 2)))" office:value-type="float" office:value="-13.80404827131" calcext:value-type="float">
            <text:p>-13.80404827131</text:p>
          </table:table-cell>
          <table:table-cell table:formula="of:=IF([.B67]=0;0;IF([.B67]=1;1;1/(1+EXP(-[.D67]+0.5))))" office:value-type="float" office:value="0.00000061352250847807" calcext:value-type="float">
            <text:p>6.13522508478066E-07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167131" calcext:value-type="float">
            <text:p>1.67E-05</text:p>
          </table:table-cell>
          <table:table-cell table:formula="of:=IF([.B68]=0;0;IF([.B68]=1;1;LN([.B68]/(1-[.B68]))+0.5))" office:value-type="float" office:value="-10.4993010016695" calcext:value-type="float">
            <text:p>-10.4993010016695</text:p>
          </table:table-cell>
          <table:table-cell table:formula="of:=IF([.B68]=0;0;IF([.B68]=1;1;[.C68]+VLOOKUP([.$A68]; [.$G$2:.$H$42]; 2)))" office:value-type="float" office:value="-10.4935000406863" calcext:value-type="float">
            <text:p>-10.4935000406863</text:p>
          </table:table-cell>
          <table:table-cell table:formula="of:=IF([.B68]=0;0;IF([.B68]=1;1;1/(1+EXP(-[.D68]+0.5))))" office:value-type="float" office:value="0.0000168103321585261" calcext:value-type="float">
            <text:p>1.68103321585261E-05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35658" calcext:value-type="float">
            <text:p>0.035658</text:p>
          </table:table-cell>
          <table:table-cell table:formula="of:=IF([.B69]=0;0;IF([.B69]=1;1;LN([.B69]/(1-[.B69]))+0.5))" office:value-type="float" office:value="-2.79747247786557" calcext:value-type="float">
            <text:p>-2.79747247786557</text:p>
          </table:table-cell>
          <table:table-cell table:formula="of:=IF([.B69]=0;0;IF([.B69]=1;1;[.C69]+VLOOKUP([.$A69]; [.$G$2:.$H$42]; 2)))" office:value-type="float" office:value="-2.79209044798035" calcext:value-type="float">
            <text:p>-2.79209044798035</text:p>
          </table:table-cell>
          <table:table-cell table:formula="of:=IF([.B69]=0;0;IF([.B69]=1;1;1/(1+EXP(-[.D69]+0.5))))" office:value-type="float" office:value="0.0358435324252196" calcext:value-type="float">
            <text:p>0.0358435324252196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375368" calcext:value-type="float">
            <text:p>3.75E-06</text:p>
          </table:table-cell>
          <table:table-cell table:formula="of:=IF([.B70]=0;0;IF([.B70]=1;1;LN([.B70]/(1-[.B70]))+0.5))" office:value-type="float" office:value="-11.9927701121544" calcext:value-type="float">
            <text:p>-11.9927701121544</text:p>
          </table:table-cell>
          <table:table-cell table:formula="of:=IF([.B70]=0;0;IF([.B70]=1;1;[.C70]+VLOOKUP([.$A70]; [.$G$2:.$H$42]; 2)))" office:value-type="float" office:value="-11.9875839805509" calcext:value-type="float">
            <text:p>-11.9875839805509</text:p>
          </table:table-cell>
          <table:table-cell table:formula="of:=IF([.B70]=0;0;IF([.B70]=1;1;1/(1+EXP(-[.D70]+0.5))))" office:value-type="float" office:value="0.00000377319757162628" calcext:value-type="float">
            <text:p>3.77319757162628E-06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740861" calcext:value-type="float">
            <text:p>7.41E-08</text:p>
          </table:table-cell>
          <table:table-cell table:formula="of:=IF([.B71]=0;0;IF([.B71]=1;1;LN([.B71]/(1-[.B71]))+0.5))" office:value-type="float" office:value="-15.9180378324999" calcext:value-type="float">
            <text:p>-15.9180378324999</text:p>
          </table:table-cell>
          <table:table-cell table:formula="of:=IF([.B71]=0;0;IF([.B71]=1;1;[.C71]+VLOOKUP([.$A71]; [.$G$2:.$H$42]; 2)))" office:value-type="float" office:value="-15.9127166758292" calcext:value-type="float">
            <text:p>-15.9127166758292</text:p>
          </table:table-cell>
          <table:table-cell table:formula="of:=IF([.B71]=0;0;IF([.B71]=1;1;1/(1+EXP(-[.D71]+0.5))))" office:value-type="float" office:value="0.0000000744813744418" calcext:value-type="float">
            <text:p>7.44813744417987E-08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406035" calcext:value-type="float">
            <text:p>4.06E-07</text:p>
          </table:table-cell>
          <table:table-cell table:formula="of:=IF([.B72]=0;0;IF([.B72]=1;1;LN([.B72]/(1-[.B72]))+0.5))" office:value-type="float" office:value="-14.2168260681286" calcext:value-type="float">
            <text:p>-14.2168260681286</text:p>
          </table:table-cell>
          <table:table-cell table:formula="of:=IF([.B72]=0;0;IF([.B72]=1;1;[.C72]+VLOOKUP([.$A72]; [.$G$2:.$H$42]; 2)))" office:value-type="float" office:value="-14.2116109583547" calcext:value-type="float">
            <text:p>-14.2116109583547</text:p>
          </table:table-cell>
          <table:table-cell table:formula="of:=IF([.B72]=0;0;IF([.B72]=1;1;1/(1+EXP(-[.D72]+0.5))))" office:value-type="float" office:value="0.00000040815804738361" calcext:value-type="float">
            <text:p>4.08158047383609E-07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269715" calcext:value-type="float">
            <text:p>2.70E-07</text:p>
          </table:table-cell>
          <table:table-cell table:formula="of:=IF([.B73]=0;0;IF([.B73]=1;1;LN([.B73]/(1-[.B73]))+0.5))" office:value-type="float" office:value="-14.6258997212797" calcext:value-type="float">
            <text:p>-14.6258997212797</text:p>
          </table:table-cell>
          <table:table-cell table:formula="of:=IF([.B73]=0;0;IF([.B73]=1;1;[.C73]+VLOOKUP([.$A73]; [.$G$2:.$H$42]; 2)))" office:value-type="float" office:value="-14.6204652053975" calcext:value-type="float">
            <text:p>-14.6204652053975</text:p>
          </table:table-cell>
          <table:table-cell table:formula="of:=IF([.B73]=0;0;IF([.B73]=1;1;1/(1+EXP(-[.D73]+0.5))))" office:value-type="float" office:value="0.0000002711847601538" calcext:value-type="float">
            <text:p>2.71184760153795E-07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5657" calcext:value-type="float">
            <text:p>0.00015657</text:p>
          </table:table-cell>
          <table:table-cell table:formula="of:=IF([.B74]=0;0;IF([.B74]=1;1;LN([.B74]/(1-[.B74]))+0.5))" office:value-type="float" office:value="-8.26185078138248" calcext:value-type="float">
            <text:p>-8.26185078138248</text:p>
          </table:table-cell>
          <table:table-cell table:formula="of:=IF([.B74]=0;0;IF([.B74]=1;1;[.C74]+VLOOKUP([.$A74]; [.$G$2:.$H$42]; 2)))" office:value-type="float" office:value="-8.25611616565958" calcext:value-type="float">
            <text:p>-8.25611616565958</text:p>
          </table:table-cell>
          <table:table-cell table:formula="of:=IF([.B74]=0;0;IF([.B74]=1;1;1/(1+EXP(-[.D74]+0.5))))" office:value-type="float" office:value="0.000157470306384362" calcext:value-type="float">
            <text:p>0.000157470306384362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548444" calcext:value-type="float">
            <text:p>5.48E-06</text:p>
          </table:table-cell>
          <table:table-cell table:formula="of:=IF([.B75]=0;0;IF([.B75]=1;1;LN([.B75]/(1-[.B75]))+0.5))" office:value-type="float" office:value="-11.6135900816214" calcext:value-type="float">
            <text:p>-11.6135900816214</text:p>
          </table:table-cell>
          <table:table-cell table:formula="of:=IF([.B75]=0;0;IF([.B75]=1;1;[.C75]+VLOOKUP([.$A75]; [.$G$2:.$H$42]; 2)))" office:value-type="float" office:value="-11.6083749718474" calcext:value-type="float">
            <text:p>-11.6083749718474</text:p>
          </table:table-cell>
          <table:table-cell table:formula="of:=IF([.B75]=0;0;IF([.B75]=1;1;1/(1+EXP(-[.D75]+0.5))))" office:value-type="float" office:value="0.00000551311650954179" calcext:value-type="float">
            <text:p>5.51311650954179E-06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114785" calcext:value-type="float">
            <text:p>1.15E-06</text:p>
          </table:table-cell>
          <table:table-cell table:formula="of:=IF([.B76]=0;0;IF([.B76]=1;1;LN([.B76]/(1-[.B76]))+0.5))" office:value-type="float" office:value="-13.1776187827742" calcext:value-type="float">
            <text:p>-13.1776187827742</text:p>
          </table:table-cell>
          <table:table-cell table:formula="of:=IF([.B76]=0;0;IF([.B76]=1;1;[.C76]+VLOOKUP([.$A76]; [.$G$2:.$H$42]; 2)))" office:value-type="float" office:value="-13.1721900539995" calcext:value-type="float">
            <text:p>-13.1721900539995</text:p>
          </table:table-cell>
          <table:table-cell table:formula="of:=IF([.B76]=0;0;IF([.B76]=1;1;1/(1+EXP(-[.D76]+0.5))))" office:value-type="float" office:value="0.00000115409830396076" calcext:value-type="float">
            <text:p>1.15409830396076E-06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239821" calcext:value-type="float">
            <text:p>2.40E-05</text:p>
          </table:table-cell>
          <table:table-cell table:formula="of:=IF([.B77]=0;0;IF([.B77]=1;1;LN([.B77]/(1-[.B77]))+0.5))" office:value-type="float" office:value="-10.1381788568341" calcext:value-type="float">
            <text:p>-10.1381788568341</text:p>
          </table:table-cell>
          <table:table-cell table:formula="of:=IF([.B77]=0;0;IF([.B77]=1;1;[.C77]+VLOOKUP([.$A77]; [.$G$2:.$H$42]; 2)))" office:value-type="float" office:value="-10.132377895851" calcext:value-type="float">
            <text:p>-10.132377895851</text:p>
          </table:table-cell>
          <table:table-cell table:formula="of:=IF([.B77]=0;0;IF([.B77]=1;1;1/(1+EXP(-[.D77]+0.5))))" office:value-type="float" office:value="0.0000241216201548493" calcext:value-type="float">
            <text:p>2.41216201548493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621882" calcext:value-type="float">
            <text:p>6.22E-06</text:p>
          </table:table-cell>
          <table:table-cell table:formula="of:=IF([.B78]=0;0;IF([.B78]=1;1;LN([.B78]/(1-[.B78]))+0.5))" office:value-type="float" office:value="-11.4879241609821" calcext:value-type="float">
            <text:p>-11.4879241609821</text:p>
          </table:table-cell>
          <table:table-cell table:formula="of:=IF([.B78]=0;0;IF([.B78]=1;1;[.C78]+VLOOKUP([.$A78]; [.$G$2:.$H$42]; 2)))" office:value-type="float" office:value="-11.4827380293787" calcext:value-type="float">
            <text:p>-11.4827380293787</text:p>
          </table:table-cell>
          <table:table-cell table:formula="of:=IF([.B78]=0;0;IF([.B78]=1;1;1/(1+EXP(-[.D78]+0.5))))" office:value-type="float" office:value="0.00000625115519213532" calcext:value-type="float">
            <text:p>6.25115519213532E-06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564969" calcext:value-type="float">
            <text:p>0.00564969</text:p>
          </table:table-cell>
          <table:table-cell table:formula="of:=IF([.B79]=0;0;IF([.B79]=1;1;LN([.B79]/(1-[.B79]))+0.5))" office:value-type="float" office:value="-4.67048889272046" calcext:value-type="float">
            <text:p>-4.67048889272046</text:p>
          </table:table-cell>
          <table:table-cell table:formula="of:=IF([.B79]=0;0;IF([.B79]=1;1;[.C79]+VLOOKUP([.$A79]; [.$G$2:.$H$42]; 2)))" office:value-type="float" office:value="-4.66510686283525" calcext:value-type="float">
            <text:p>-4.66510686283525</text:p>
          </table:table-cell>
          <table:table-cell table:formula="of:=IF([.B79]=0;0;IF([.B79]=1;1;1/(1+EXP(-[.D79]+0.5))))" office:value-type="float" office:value="0.00568000559617055" calcext:value-type="float">
            <text:p>0.00568000559617055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04481" calcext:value-type="float">
            <text:p>0.00504481</text:p>
          </table:table-cell>
          <table:table-cell table:formula="of:=IF([.B80]=0;0;IF([.B80]=1;1;LN([.B80]/(1-[.B80]))+0.5))" office:value-type="float" office:value="-4.78433770892277" calcext:value-type="float">
            <text:p>-4.78433770892277</text:p>
          </table:table-cell>
          <table:table-cell table:formula="of:=IF([.B80]=0;0;IF([.B80]=1;1;[.C80]+VLOOKUP([.$A80]; [.$G$2:.$H$42]; 2)))" office:value-type="float" office:value="-4.77860309319986" calcext:value-type="float">
            <text:p>-4.77860309319986</text:p>
          </table:table-cell>
          <table:table-cell table:formula="of:=IF([.B80]=0;0;IF([.B80]=1;1;1/(1+EXP(-[.D80]+0.5))))" office:value-type="float" office:value="0.00507367595353139" calcext:value-type="float">
            <text:p>0.00507367595353139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3261" calcext:value-type="float">
            <text:p>0.0023261</text:p>
          </table:table-cell>
          <table:table-cell table:formula="of:=IF([.B81]=0;0;IF([.B81]=1;1;LN([.B81]/(1-[.B81]))+0.5))" office:value-type="float" office:value="-5.56123342397517" calcext:value-type="float">
            <text:p>-5.56123342397517</text:p>
          </table:table-cell>
          <table:table-cell table:formula="of:=IF([.B81]=0;0;IF([.B81]=1;1;[.C81]+VLOOKUP([.$A81]; [.$G$2:.$H$42]; 2)))" office:value-type="float" office:value="-5.55562498668515" calcext:value-type="float">
            <text:p>-5.55562498668515</text:p>
          </table:table-cell>
          <table:table-cell table:formula="of:=IF([.B81]=0;0;IF([.B81]=1;1;1/(1+EXP(-[.D81]+0.5))))" office:value-type="float" office:value="0.00233915183589602" calcext:value-type="float">
            <text:p>0.00233915183589602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997025" calcext:value-type="float">
            <text:p>9.97E-08</text:p>
          </table:table-cell>
          <table:table-cell table:formula="of:=IF([.B82]=0;0;IF([.B82]=1;1;LN([.B82]/(1-[.B82]))+0.5))" office:value-type="float" office:value="-15.6210749853648" calcext:value-type="float">
            <text:p>-15.6210749853648</text:p>
          </table:table-cell>
          <table:table-cell table:formula="of:=IF([.B82]=0;0;IF([.B82]=1;1;[.C82]+VLOOKUP([.$A82]; [.$G$2:.$H$42]; 2)))" office:value-type="float" office:value="-15.6158734775364" calcext:value-type="float">
            <text:p>-15.6158734775364</text:p>
          </table:table-cell>
          <table:table-cell table:formula="of:=IF([.B82]=0;0;IF([.B82]=1;1;1/(1+EXP(-[.D82]+0.5))))" office:value-type="float" office:value="0.00000010022245438337" calcext:value-type="float">
            <text:p>1.00222454383372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119141" calcext:value-type="float">
            <text:p>1.19E-06</text:p>
          </table:table-cell>
          <table:table-cell table:formula="of:=IF([.B83]=0;0;IF([.B83]=1;1;LN([.B83]/(1-[.B83]))+0.5))" office:value-type="float" office:value="-13.1403718868897" calcext:value-type="float">
            <text:p>-13.1403718868897</text:p>
          </table:table-cell>
          <table:table-cell table:formula="of:=IF([.B83]=0;0;IF([.B83]=1;1;[.C83]+VLOOKUP([.$A83]; [.$G$2:.$H$42]; 2)))" office:value-type="float" office:value="-13.1353338821513" calcext:value-type="float">
            <text:p>-13.1353338821513</text:p>
          </table:table-cell>
          <table:table-cell table:formula="of:=IF([.B83]=0;0;IF([.B83]=1;1;1/(1+EXP(-[.D83]+0.5))))" office:value-type="float" office:value="0.00000119742746732475" calcext:value-type="float">
            <text:p>1.19742746732475E-0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4]=0;0;IF([.B84]=1;1;LN([.B84]/(1-[.B84]))+0.5))" office:value-type="float" office:value="1" calcext:value-type="float">
            <text:p>1</text:p>
          </table:table-cell>
          <table:table-cell table:formula="of:=IF([.B84]=0;0;IF([.B84]=1;1;[.C84]+VLOOKUP([.$A84]; [.$G$2:.$H$42]; 2)))" office:value-type="float" office:value="1" calcext:value-type="float">
            <text:p>1</text:p>
          </table:table-cell>
          <table:table-cell table:formula="of:=IF([.B84]=0;0;IF([.B84]=1;1;1/(1+EXP(-[.D84]+0.5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385" calcext:value-type="float">
            <text:p>0.11385</text:p>
          </table:table-cell>
          <table:table-cell table:formula="of:=IF([.B85]=0;0;IF([.B85]=1;1;LN([.B85]/(1-[.B85]))+0.5))" office:value-type="float" office:value="-1.5520044439914" calcext:value-type="float">
            <text:p>-1.5520044439914</text:p>
          </table:table-cell>
          <table:table-cell table:formula="of:=IF([.B85]=0;0;IF([.B85]=1;1;[.C85]+VLOOKUP([.$A85]; [.$G$2:.$H$42]; 2)))" office:value-type="float" office:value="-1.54627339287646" calcext:value-type="float">
            <text:p>-1.54627339287646</text:p>
          </table:table-cell>
          <table:table-cell table:formula="of:=IF([.B85]=0;0;IF([.B85]=1;1;1/(1+EXP(-[.D85]+0.5))))" office:value-type="float" office:value="0.114429476123036" calcext:value-type="float">
            <text:p>0.114429476123036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704422" calcext:value-type="float">
            <text:p>7.04E-05</text:p>
          </table:table-cell>
          <table:table-cell table:formula="of:=IF([.B86]=0;0;IF([.B86]=1;1;LN([.B86]/(1-[.B86]))+0.5))" office:value-type="float" office:value="-9.06064759788842" calcext:value-type="float">
            <text:p>-9.06064759788842</text:p>
          </table:table-cell>
          <table:table-cell table:formula="of:=IF([.B86]=0;0;IF([.B86]=1;1;[.C86]+VLOOKUP([.$A86]; [.$G$2:.$H$42]; 2)))" office:value-type="float" office:value="-9.05491298216551" calcext:value-type="float">
            <text:p>-9.05491298216551</text:p>
          </table:table-cell>
          <table:table-cell table:formula="of:=IF([.B86]=0;0;IF([.B86]=1;1;1/(1+EXP(-[.D86]+0.5))))" office:value-type="float" office:value="0.0000708472907379924" calcext:value-type="float">
            <text:p>7.08472907379924E-05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598717" calcext:value-type="float">
            <text:p>5.99E-09</text:p>
          </table:table-cell>
          <table:table-cell table:formula="of:=IF([.B87]=0;0;IF([.B87]=1;1;LN([.B87]/(1-[.B87]))+0.5))" office:value-type="float" office:value="-18.4336469845636" calcext:value-type="float">
            <text:p>-18.4336469845636</text:p>
          </table:table-cell>
          <table:table-cell table:formula="of:=IF([.B87]=0;0;IF([.B87]=1;1;[.C87]+VLOOKUP([.$A87]; [.$G$2:.$H$42]; 2)))" office:value-type="float" office:value="-18.428325827893" calcext:value-type="float">
            <text:p>-18.428325827893</text:p>
          </table:table-cell>
          <table:table-cell table:formula="of:=IF([.B87]=0;0;IF([.B87]=1;1;1/(1+EXP(-[.D87]+0.5))))" office:value-type="float" office:value="0.00000000601911358242" calcext:value-type="float">
            <text:p>6.01911358242268E-09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731223" calcext:value-type="float">
            <text:p>7.31E-08</text:p>
          </table:table-cell>
          <table:table-cell table:formula="of:=IF([.B88]=0;0;IF([.B88]=1;1;LN([.B88]/(1-[.B88]))+0.5))" office:value-type="float" office:value="-15.9311323820307" calcext:value-type="float">
            <text:p>-15.9311323820307</text:p>
          </table:table-cell>
          <table:table-cell table:formula="of:=IF([.B88]=0;0;IF([.B88]=1;1;[.C88]+VLOOKUP([.$A88]; [.$G$2:.$H$42]; 2)))" office:value-type="float" office:value="-15.925703653256" calcext:value-type="float">
            <text:p>-15.925703653256</text:p>
          </table:table-cell>
          <table:table-cell table:formula="of:=IF([.B88]=0;0;IF([.B88]=1;1;1/(1+EXP(-[.D88]+0.5))))" office:value-type="float" office:value="0.00000007352034055444" calcext:value-type="float">
            <text:p>7.35203405544418E-08</text:p>
          </table:table-cell>
          <table:table-cell table:number-columns-repeated="5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99699" calcext:value-type="float">
            <text:p>0.0199699</text:p>
          </table:table-cell>
          <table:table-cell table:formula="of:=IF([.B89]=0;0;IF([.B89]=1;1;LN([.B89]/(1-[.B89]))+0.5))" office:value-type="float" office:value="-3.39335714557474" calcext:value-type="float">
            <text:p>-3.39335714557474</text:p>
          </table:table-cell>
          <table:table-cell table:formula="of:=IF([.B89]=0;0;IF([.B89]=1;1;[.C89]+VLOOKUP([.$A89]; [.$G$2:.$H$42]; 2)))" office:value-type="float" office:value="-3.3883341799937" calcext:value-type="float">
            <text:p>-3.3883341799937</text:p>
          </table:table-cell>
          <table:table-cell table:formula="of:=IF([.B89]=0;0;IF([.B89]=1;1;1/(1+EXP(-[.D89]+0.5))))" office:value-type="float" office:value="0.0200684423729109" calcext:value-type="float">
            <text:p>0.0200684423729109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474368" calcext:value-type="float">
            <text:p>4.74E-06</text:p>
          </table:table-cell>
          <table:table-cell table:formula="of:=IF([.B90]=0;0;IF([.B90]=1;1;LN([.B90]/(1-[.B90]))+0.5))" office:value-type="float" office:value="-11.7586926084783" calcext:value-type="float">
            <text:p>-11.7586926084783</text:p>
          </table:table-cell>
          <table:table-cell table:formula="of:=IF([.B90]=0;0;IF([.B90]=1;1;[.C90]+VLOOKUP([.$A90]; [.$G$2:.$H$42]; 2)))" office:value-type="float" office:value="-11.7535064768749" calcext:value-type="float">
            <text:p>-11.7535064768749</text:p>
          </table:table-cell>
          <table:table-cell table:formula="of:=IF([.B90]=0;0;IF([.B90]=1;1;1/(1+EXP(-[.D90]+0.5))))" office:value-type="float" office:value="0.00000476834513449093" calcext:value-type="float">
            <text:p>4.76834513449093E-06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706605" calcext:value-type="float">
            <text:p>7.07E-07</text:p>
          </table:table-cell>
          <table:table-cell table:formula="of:=IF([.B91]=0;0;IF([.B91]=1;1;LN([.B91]/(1-[.B91]))+0.5))" office:value-type="float" office:value="-13.6627933193019" calcext:value-type="float">
            <text:p>-13.6627933193019</text:p>
          </table:table-cell>
          <table:table-cell table:formula="of:=IF([.B91]=0;0;IF([.B91]=1;1;[.C91]+VLOOKUP([.$A91]; [.$G$2:.$H$42]; 2)))" office:value-type="float" office:value="-13.6574721626312" calcext:value-type="float">
            <text:p>-13.6574721626312</text:p>
          </table:table-cell>
          <table:table-cell table:formula="of:=IF([.B91]=0;0;IF([.B91]=1;1;1/(1+EXP(-[.D91]+0.5))))" office:value-type="float" office:value="0.00000071037497465571" calcext:value-type="float">
            <text:p>7.1037497465571E-07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625299" calcext:value-type="float">
            <text:p>6.25E-06</text:p>
          </table:table-cell>
          <table:table-cell table:formula="of:=IF([.B92]=0;0;IF([.B92]=1;1;LN([.B92]/(1-[.B92]))+0.5))" office:value-type="float" office:value="-11.4824445556032" calcext:value-type="float">
            <text:p>-11.4824445556032</text:p>
          </table:table-cell>
          <table:table-cell table:formula="of:=IF([.B92]=0;0;IF([.B92]=1;1;[.C92]+VLOOKUP([.$A92]; [.$G$2:.$H$42]; 2)))" office:value-type="float" office:value="-11.477173720786" calcext:value-type="float">
            <text:p>-11.477173720786</text:p>
          </table:table-cell>
          <table:table-cell table:formula="of:=IF([.B92]=0;0;IF([.B92]=1;1;1/(1+EXP(-[.D92]+0.5))))" office:value-type="float" office:value="0.00000628603528183184" calcext:value-type="float">
            <text:p>6.28603528183184E-06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550319" calcext:value-type="float">
            <text:p>5.50E-09</text:p>
          </table:table-cell>
          <table:table-cell table:formula="of:=IF([.B93]=0;0;IF([.B93]=1;1;LN([.B93]/(1-[.B93]))+0.5))" office:value-type="float" office:value="-18.5179379073398" calcext:value-type="float">
            <text:p>-18.5179379073398</text:p>
          </table:table-cell>
          <table:table-cell table:formula="of:=IF([.B93]=0;0;IF([.B93]=1;1;[.C93]+VLOOKUP([.$A93]; [.$G$2:.$H$42]; 2)))" office:value-type="float" office:value="-18.5126167506691" calcext:value-type="float">
            <text:p>-18.5126167506691</text:p>
          </table:table-cell>
          <table:table-cell table:formula="of:=IF([.B93]=0;0;IF([.B93]=1;1;1/(1+EXP(-[.D93]+0.5))))" office:value-type="float" office:value="0.000000005532551385" calcext:value-type="float">
            <text:p>5.53255138500131E-09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59131" calcext:value-type="float">
            <text:p>5.91E-08</text:p>
          </table:table-cell>
          <table:table-cell table:formula="of:=IF([.B94]=0;0;IF([.B94]=1;1;LN([.B94]/(1-[.B94]))+0.5))" office:value-type="float" office:value="-16.1435104562366" calcext:value-type="float">
            <text:p>-16.1435104562366</text:p>
          </table:table-cell>
          <table:table-cell table:formula="of:=IF([.B94]=0;0;IF([.B94]=1;1;[.C94]+VLOOKUP([.$A94]; [.$G$2:.$H$42]; 2)))" office:value-type="float" office:value="-16.1379784358486" calcext:value-type="float">
            <text:p>-16.1379784358486</text:p>
          </table:table-cell>
          <table:table-cell table:formula="of:=IF([.B94]=0;0;IF([.B94]=1;1;1/(1+EXP(-[.D94]+0.5))))" office:value-type="float" office:value="0.0000000594590203492" calcext:value-type="float">
            <text:p>5.94590203492012E-08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634255" calcext:value-type="float">
            <text:p>6.34E-06</text:p>
          </table:table-cell>
          <table:table-cell table:formula="of:=IF([.B95]=0;0;IF([.B95]=1;1;LN([.B95]/(1-[.B95]))+0.5))" office:value-type="float" office:value="-11.4682233196072" calcext:value-type="float">
            <text:p>-11.4682233196072</text:p>
          </table:table-cell>
          <table:table-cell table:formula="of:=IF([.B95]=0;0;IF([.B95]=1;1;[.C95]+VLOOKUP([.$A95]; [.$G$2:.$H$42]; 2)))" office:value-type="float" office:value="-11.4631853148688" calcext:value-type="float">
            <text:p>-11.4631853148688</text:p>
          </table:table-cell>
          <table:table-cell table:formula="of:=IF([.B95]=0;0;IF([.B95]=1;1;1/(1+EXP(-[.D95]+0.5))))" office:value-type="float" office:value="0.00000637458421978035" calcext:value-type="float">
            <text:p>6.37458421978035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6]=0;0;IF([.B96]=1;1;LN([.B96]/(1-[.B96]))+0.5))" office:value-type="float" office:value="0" calcext:value-type="float">
            <text:p>0</text:p>
          </table:table-cell>
          <table:table-cell table:formula="of:=IF([.B96]=0;0;IF([.B96]=1;1;[.C96]+VLOOKUP([.$A96]; [.$G$2:.$H$42]; 2)))" office:value-type="float" office:value="0" calcext:value-type="float">
            <text:p>0</text:p>
          </table:table-cell>
          <table:table-cell table:formula="of:=IF([.B96]=0;0;IF([.B96]=1;1;1/(1+EXP(-[.D9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32222" calcext:value-type="float">
            <text:p>3.22E-05</text:p>
          </table:table-cell>
          <table:table-cell table:formula="of:=IF([.B97]=0;0;IF([.B97]=1;1;LN([.B97]/(1-[.B97]))+0.5))" office:value-type="float" office:value="-9.84282888637634" calcext:value-type="float">
            <text:p>-9.84282888637634</text:p>
          </table:table-cell>
          <table:table-cell table:formula="of:=IF([.B97]=0;0;IF([.B97]=1;1;[.C97]+VLOOKUP([.$A97]; [.$G$2:.$H$42]; 2)))" office:value-type="float" office:value="-9.83738444241544" calcext:value-type="float">
            <text:p>-9.83738444241544</text:p>
          </table:table-cell>
          <table:table-cell table:formula="of:=IF([.B97]=0;0;IF([.B97]=1;1;1/(1+EXP(-[.D97]+0.5))))" office:value-type="float" office:value="0.0000323979036038618" calcext:value-type="float">
            <text:p>3.23979036038618E-05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252613" calcext:value-type="float">
            <text:p>2.53E-05</text:p>
          </table:table-cell>
          <table:table-cell table:formula="of:=IF([.B98]=0;0;IF([.B98]=1;1;LN([.B98]/(1-[.B98]))+0.5))" office:value-type="float" office:value="-10.0862117159807" calcext:value-type="float">
            <text:p>-10.0862117159807</text:p>
          </table:table-cell>
          <table:table-cell table:formula="of:=IF([.B98]=0;0;IF([.B98]=1;1;[.C98]+VLOOKUP([.$A98]; [.$G$2:.$H$42]; 2)))" office:value-type="float" office:value="-10.0804107549975" calcext:value-type="float">
            <text:p>-10.0804107549975</text:p>
          </table:table-cell>
          <table:table-cell table:formula="of:=IF([.B98]=0;0;IF([.B98]=1;1;1/(1+EXP(-[.D98]+0.5))))" office:value-type="float" office:value="0.0000254082619404835" calcext:value-type="float">
            <text:p>2.54082619404835E-05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85002" calcext:value-type="float">
            <text:p>1.85E-05</text:p>
          </table:table-cell>
          <table:table-cell table:formula="of:=IF([.B99]=0;0;IF([.B99]=1;1;LN([.B99]/(1-[.B99]))+0.5))" office:value-type="float" office:value="-10.3977105147565" calcext:value-type="float">
            <text:p>-10.3977105147565</text:p>
          </table:table-cell>
          <table:table-cell table:formula="of:=IF([.B99]=0;0;IF([.B99]=1;1;[.C99]+VLOOKUP([.$A99]; [.$G$2:.$H$42]; 2)))" office:value-type="float" office:value="-10.3924954049825" calcext:value-type="float">
            <text:p>-10.3924954049825</text:p>
          </table:table-cell>
          <table:table-cell table:formula="of:=IF([.B99]=0;0;IF([.B99]=1;1;1/(1+EXP(-[.D99]+0.5))))" office:value-type="float" office:value="0.0000185969307912105" calcext:value-type="float">
            <text:p>1.85969307912105E-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04666" calcext:value-type="float">
            <text:p>0.000204666</text:p>
          </table:table-cell>
          <table:table-cell table:formula="of:=IF([.B100]=0;0;IF([.B100]=1;1;LN([.B100]/(1-[.B100]))+0.5))" office:value-type="float" office:value="-7.99392648887259" calcext:value-type="float">
            <text:p>-7.99392648887259</text:p>
          </table:table-cell>
          <table:table-cell table:formula="of:=IF([.B100]=0;0;IF([.B100]=1;1;[.C100]+VLOOKUP([.$A100]; [.$G$2:.$H$42]; 2)))" office:value-type="float" office:value="-7.98827116492159" calcext:value-type="float">
            <text:p>-7.98827116492159</text:p>
          </table:table-cell>
          <table:table-cell table:formula="of:=IF([.B100]=0;0;IF([.B100]=1;1;1/(1+EXP(-[.D100]+0.5))))" office:value-type="float" office:value="0.00020582649268543" calcext:value-type="float">
            <text:p>0.00020582649268543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555783" calcext:value-type="float">
            <text:p>5.56E-07</text:p>
          </table:table-cell>
          <table:table-cell table:formula="of:=IF([.B101]=0;0;IF([.B101]=1;1;LN([.B101]/(1-[.B101]))+0.5))" office:value-type="float" office:value="-13.9028873508646" calcext:value-type="float">
            <text:p>-13.9028873508646</text:p>
          </table:table-cell>
          <table:table-cell table:formula="of:=IF([.B101]=0;0;IF([.B101]=1;1;[.C101]+VLOOKUP([.$A101]; [.$G$2:.$H$42]; 2)))" office:value-type="float" office:value="-13.8977012192611" calcext:value-type="float">
            <text:p>-13.8977012192611</text:p>
          </table:table-cell>
          <table:table-cell table:formula="of:=IF([.B101]=0;0;IF([.B101]=1;1;1/(1+EXP(-[.D101]+0.5))))" office:value-type="float" office:value="0.00000055867284926285" calcext:value-type="float">
            <text:p>5.58672849262847E-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218893379850001" calcext:value-type="float">
            <text:p>0.0218893379850001</text:p>
          </table:table-cell>
          <table:table-cell table:style-name="ce3" table:formula="of:=AVERAGE([.C2:.C101])" office:value-type="float" office:value="-9.47032138783441" calcext:value-type="float">
            <text:p>-9.47032138783441</text:p>
          </table:table-cell>
          <table:table-cell table:style-name="ce3" table:formula="of:=AVERAGE([.D2:.D101])" office:value-type="float" office:value="-9.46590097657664" calcext:value-type="float">
            <text:p>-9.46590097657664</text:p>
          </table:table-cell>
          <table:table-cell table:style-name="ce3" table:formula="of:=AVERAGE([.E2:.E101])" office:value-type="float" office:value="0.0219063169672133" calcext:value-type="float">
            <text:p>0.0219063169672133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9T17:38:46.661561204</dc:date>
    <meta:editing-duration>PT3H27M50S</meta:editing-duration>
    <meta:editing-cycles>34</meta:editing-cycles>
    <meta:generator>LibreOffice/7.3.7.2$Linux_X86_64 LibreOffice_project/30$Build-2</meta:generator>
    <meta:document-statistic meta:table-count="1" meta:cell-count="594" meta:object-count="0"/>
  </office:meta>
</office:document-meta>
</file>